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A00000063CCF807530C0567E5.png" manifest:media-type="image/png"/>
  <manifest:file-entry manifest:full-path="Pictures/1000000000000197000000BE0AF358A1FC47D60E.png" manifest:media-type="image/png"/>
  <manifest:file-entry manifest:full-path="Pictures/10000000000001F4000000A2FB89E151D99F58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024cm" svg:height="1.513cm" svg:x="0.176cm" svg:y="5cm">
          <draw:image xlink:href="Pictures/100000000000018A00000063CCF807530C0567E5.png" xlink:type="simple" xlink:show="embed" xlink:actuate="onLoad">
            <text:p/>
          </draw:image>
        </draw:frame>
        <draw:frame draw:style-name="gr1" draw:text-style-name="P1" draw:layer="layout" svg:width="6.883cm" svg:height="3.212cm" svg:x="3.917cm" svg:y="1.767cm">
          <draw:image xlink:href="Pictures/1000000000000197000000BE0AF358A1FC47D60E.png" xlink:type="simple" xlink:show="embed" xlink:actuate="onLoad">
            <text:p/>
          </draw:image>
        </draw:frame>
        <draw:frame draw:style-name="gr1" draw:text-style-name="P1" draw:layer="layout" svg:width="8.215cm" svg:height="2.661cm" svg:x="3.81cm" svg:y="6.513cm">
          <draw:image xlink:href="Pictures/10000000000001F4000000A2FB89E151D99F585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3-01T14:02:01.406000000</dc:date>
    <meta:editing-duration>PT3M56S</meta:editing-duration>
    <meta:editing-cycles>3</meta:editing-cycles>
    <meta:generator>LibreOffice/5.0.5.2$Windows_x86 LibreOffice_project/55b006a02d247b5f7215fc6ea0fde844b30035b3</meta:generator>
    <meta:document-statistic meta:object-count="3"/>
  </office:meta>
</office:document-meta>
</file>